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900000140CF547D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3cm" table:align="center"/>
    </style:style>
    <style:style style:name="Таблица1.A" style:family="table-column">
      <style:table-column-properties style:column-width="13cm"/>
    </style:style>
    <style:style style:name="Таблица1.A1" style:family="table-cell">
      <style:table-cell-properties fo:padding="0.097cm" fo:border-left="none" fo:border-right="none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3.588cm" style:rel-column-width="9151*"/>
    </style:style>
    <style:style style:name="Таблица2.B" style:family="table-column">
      <style:table-column-properties style:column-width="9.234cm" style:rel-column-width="23548*"/>
    </style:style>
    <style:style style:name="Таблица2.C" style:family="table-column">
      <style:table-column-properties style:column-width="9.245cm" style:rel-column-width="23575*"/>
    </style:style>
    <style:style style:name="Таблица2.D" style:family="table-column">
      <style:table-column-properties style:column-width="3.632cm" style:rel-column-width="9261*"/>
    </style:style>
    <style:style style:name="Таблица2.A1" style:family="table-cell">
      <style:table-cell-properties fo:padding="0.097cm" fo:border-left="none" fo:border-right="none" fo:border-top="none" fo:border-bottom="0.5pt solid #000000"/>
    </style:style>
    <style:style style:name="Таблица2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28pt" fo:font-weight="bold" officeooo:rsid="0005e3f1" officeooo:paragraph-rsid="0005e3f1" style:font-size-asian="28pt" style:font-weight-asian="bold" style:font-size-complex="2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Table_20_Contents">
      <style:paragraph-properties fo:text-align="center" style:justify-single-word="false"/>
      <style:text-properties fo:font-size="28pt" officeooo:rsid="0005e3f1" officeooo:paragraph-rsid="0005e3f1" style:font-size-asian="28pt" style:font-size-complex="28pt"/>
    </style:style>
    <style:style style:name="P4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color="#eeeeee" loext:opacity="100%" fo:font-size="32pt" fo:font-weight="bold" officeooo:rsid="0005e3f1" officeooo:paragraph-rsid="0005e3f1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eeeeee" loext:opacity="100%" fo:font-size="28pt" fo:font-weight="bold" officeooo:rsid="0005e3f1" officeooo:paragraph-rsid="0005e3f1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eeeeee" loext:opacity="100%" fo:font-size="21pt" fo:font-weight="bold" officeooo:rsid="0005e3f1" officeooo:paragraph-rsid="0005e3f1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Caladea" fo:font-size="21pt" fo:font-style="normal" style:text-underline-style="solid" style:text-underline-width="auto" style:text-underline-color="font-color" fo:font-weight="normal" style:font-size-asian="21pt" style:font-style-asian="normal" style:font-weight-asian="normal"/>
    </style:style>
    <style:style style:name="P9" style:family="paragraph" style:parent-style-name="Standard">
      <style:paragraph-properties fo:text-align="center" style:justify-single-word="false"/>
      <style:text-properties fo:color="#ffffff" loext:opacity="100%" style:font-name="Caladea" fo:font-size="21pt" fo:font-style="normal" style:text-underline-style="solid" style:text-underline-width="auto" style:text-underline-color="font-color" fo:font-weight="normal" officeooo:paragraph-rsid="0005e3f1" style:font-size-asian="21pt" style:font-style-asian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Caladea" fo:font-size="21pt" style:text-underline-style="solid" style:text-underline-width="auto" style:text-underline-color="font-color" officeooo:paragraph-rsid="0005e3f1" style:font-size-asian="21pt"/>
    </style:style>
    <style:style style:name="P11" style:family="paragraph" style:parent-style-name="Standard" style:master-page-name="фон">
      <style:paragraph-properties fo:text-align="center" style:justify-single-word="false" style:page-number="auto"/>
      <style:text-properties fo:color="#eeeeee" loext:opacity="100%" fo:font-size="44pt" fo:font-weight="bold" officeooo:rsid="0005e3f1" officeooo:paragraph-rsid="0005e3f1" style:font-size-asian="44pt" style:font-weight-asian="bold" style:font-size-complex="44pt" style:font-weight-complex="bold"/>
    </style:style>
    <style:style style:name="T1" style:family="text">
      <style:text-properties officeooo:rsid="00071e1e"/>
    </style:style>
    <style:style style:name="T2" style:family="text">
      <style:text-properties officeooo:rsid="000a2e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СЕРТИФИКАТ</text:p>
      <text:p text:style-name="P5">ВЫДАН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/>
          </table:table-cell>
        </table:table-row>
      </table:table>
      <text:p text:style-name="P1"/>
      <text:p text:style-name="P6">За успешное выполнение исторического теста на тему</text:p>
      <text:p text:style-name="P6">«<text:span text:style-name="T1">Ледовое побоище</text:span>»</text:p>
      <text:p text:style-name="P1"/>
      <text:p text:style-name="P8">Орга<text:span text:style-name="T1">н</text:span>изатор: ГБПОУ МО</text:p>
      <text:p text:style-name="P9">«Люберецкий техникум имени </text:p>
      <text:p text:style-name="P10">Героя Советского Союза, </text:p>
      <text:p text:style-name="P10">лётчика-космонавта Ю.А. Гагарина»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"/>
          </table:table-cell>
          <table:table-cell table:style-name="Таблица2.B1" office:value-type="string">
            <text:p text:style-name="P2"/>
          </table:table-cell>
          <table:table-cell table:style-name="Таблица2.B1" office:value-type="string">
            <text:p text:style-name="P2"/>
          </table:table-cell>
          <table:table-cell table:style-name="Таблица2.A1" office:value-type="string">
            <text:p text:style-name="P2"/>
          </table:table-cell>
        </table:table-row>
      </table:table>
      <text:p text:style-name="P7"><text:s text:c="11"/>(подпись) <text:s text:c="80"/>(дата<text:span text:style-name="T2">)</text:span> <text:s text:c="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draw:fill-image draw:name="i_25_20_28_2_29_" draw:display-name="i%20(2)" xlink:href="Pictures/100000000000019900000140CF547D6E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i_25_20_28_2_29_" style:repeat="stretch" style:footnote-max-height="0cm" loext:margin-gutter="0cm">
        <style:background-image xlink:href="Pictures/100000000000019900000140CF547D6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i_25_20_28_2_29_" style:repeat="stretch"/>
    </style:style>
  </office:automatic-styles>
  <office:master-styles>
    <style:master-page style:name="Standard" style:page-layout-name="Mpm1" draw:style-name="Mdp1"/>
    <style:master-page style:name="фон" style:page-layout-name="Mpm2" draw:style-name="Mdp2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27:45.158838881</meta:creation-date>
    <dc:date>2024-11-11T11:03:14.962742085</dc:date>
    <meta:editing-duration>PT32M5S</meta:editing-duration>
    <meta:editing-cycles>4</meta:editing-cycles>
    <meta:generator>LibreOffice/24.2.4.1$Linux_X86_64 LibreOffice_project/420$Build-1</meta:generator>
    <meta:document-statistic meta:table-count="2" meta:image-count="0" meta:object-count="0" meta:page-count="1" meta:paragraph-count="9" meta:word-count="25" meta:character-count="305" meta:non-whitespace-character-count="185"/>
  </office:meta>
</office:document-meta>
</file>